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511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Bug ID</text:p>
          </table:table-cell>
          <table:table-cell office:value-type="string">
            <text:p>Fixed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ตอน Load มันจะยังไม่ Set Ratio ให้ตัว Cropper สำหรับ Fac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ตอนนี้ Assume ไปเลยว่า Current Version = DefaultVersionId นะ (เท่าที่กดดูเล่นๆ เหมือนจะใช่ แต่ว่าไม่รู้ว่า จริงๆ Bug ป่าว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* รูปหน้าเล็กๆใต้รูป บางทีมันซ้ำซ้อนอย่างไร้สาเหตุ</text:p>
          </table:table-cell>
          <table:table-cell office:value-type="string">
            <text:p>13/01/10</text:p>
          </table:table-cell>
        </table:table-row>
        <table:table-row table:style-name="ro1">
          <table:table-cell table:number-columns-repeated="2"/>
          <table:table-cell office:value-type="string">
            <text:p>* Change Person to ยังใช้ไม่ได้</text:p>
          </table:table-cell>
          <table:table-cell office:value-type="string">
            <text:p>13/01/10</text:p>
          </table:table-cell>
        </table:table-row>
        <table:table-row table:style-name="ro1">
          <table:table-cell table:number-columns-repeated="2"/>
          <table:table-cell office:value-type="string">
            <text:p>* กรอบสี่เหลี่ยมแสดงใบหน้าในรูปต้นฉบับยังใช้ไม่ได้</text:p>
          </table:table-cell>
          <table:table-cell office:value-type="string">
            <text:p>13/01/10</text:p>
          </table:table-cell>
        </table:table-row>
        <table:table-row table:style-name="ro1">
          <table:table-cell table:number-columns-repeated="2"/>
          <table:table-cell office:value-type="string">
            <text:p>*** Emit ใน Commit Face ( สงสัยว่า crash จาก gtk# )</text:p>
          </table:table-cell>
          <table:table-cell office:value-type="string">
            <text:p>13/01/10</text:p>
          </table:table-cell>
        </table:table-row>
        <table:table-row table:style-name="ro1">
          <table:table-cell table:number-columns-repeated="2"/>
          <table:table-cell office:value-type="string">
            <text:p>ตอน delete face แล้วหน้าต่างจะ lose focus ไป ทำให้ดูเหมือนว่า crash</text:p>
          </table:table-cell>
          <table:table-cell office:value-type="string">
            <text:p>13/01/10</text:p>
          </table:table-cell>
        </table:table-row>
        <table:table-row table:style-name="ro1">
          <table:table-cell table:number-columns-repeated="2"/>
          <table:table-cell office:value-type="string">
            <text:p>การลากกรอบเพื่อ crop (Manual add face) ยังมีปัญหา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ในหน้าต่าง suggestion ตัวอักษรเบียดๆกัน ใช้พื้นที่ไม่เต็ม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01/13/2010</text:date>, <text:time>23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nit Wongsuphasawat</meta:initial-creator>
    <meta:creation-date>2009-12-14T10:39:01</meta:creation-date>
    <dc:date>2010-01-13T23:25:36</dc:date>
    <dc:creator>HyperJump </dc:creator>
    <meta:editing-duration>PT10H03M45S</meta:editing-duration>
    <meta:editing-cycles>9</meta:editing-cycles>
    <meta:generator>OpenOffice.org/3.1$Linux OpenOffice.org_project/310m19$Build-9420</meta:generator>
    <meta:document-statistic meta:table-count="3" meta:cell-count="19" meta:object-count="0"/>
  </office:meta>
</office:document-meta>
</file>